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>
        <style:tab-stops>
          <style:tab-stop style:type="left" style:position="5.8777in"/>
        </style:tab-stops>
      </style:paragraph-properties>
    </style:style>
    <style:style style:name="P2" style:parent-style-name="Standard" style:family="paragraph">
      <style:paragraph-properties fo:text-align="justify" fo:line-height="150%">
        <style:tab-stops>
          <style:tab-stop style:type="left" style:position="5.8777in"/>
        </style:tab-stops>
      </style:paragraph-properties>
    </style:style>
    <style:style style:name="T3" style:parent-style-name="Fonteparág.padrão" style:family="text">
      <style:text-properties fo:font-size="72pt" style:font-size-asian="72pt" style:font-size-complex="72pt"/>
    </style:style>
    <style:style style:name="P4" style:parent-style-name="Standard" style:family="paragraph">
      <style:paragraph-properties fo:text-align="end" fo:line-height="150%">
        <style:tab-stops>
          <style:tab-stop style:type="left" style:position="5.8777in"/>
        </style:tab-stops>
      </style:paragraph-properties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justify" fo:line-height="150%" fo:margin-left="-0.4916in">
        <style:tab-stops>
          <style:tab-stop style:type="left" style:position="0.5in"/>
        </style:tab-stops>
      </style:paragraph-properties>
      <style:text-properties style:font-name-complex="Arial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8" style:parent-style-name="Fonteparág.padrão" style:family="text">
      <style:text-properties style:font-name-complex="Arial"/>
    </style:style>
    <style:style style:name="T9" style:parent-style-name="Fonteparág.padrão" style:family="text">
      <style:text-properties style:font-name-complex="Arial" fo:font-weight="bold" style:font-weight-asian="bold" style:font-weight-complex="bold"/>
    </style:style>
    <style:style style:name="T10" style:parent-style-name="Fonteparág.padrão" style:family="text">
      <style:text-properties style:font-name-complex="Arial" fo:font-style="italic" style:font-style-asian="italic"/>
    </style:style>
    <style:style style:name="T11" style:parent-style-name="Fonteparág.padrão" style:family="text">
      <style:text-properties style:font-name-complex="Arial"/>
    </style:style>
    <style:style style:name="T12" style:parent-style-name="Fonteparág.padrão" style:family="text">
      <style:text-properties style:font-name-complex="Arial"/>
    </style:style>
    <style:style style:name="T13" style:parent-style-name="Fonteparág.padrão" style:family="text">
      <style:text-properties style:font-name-complex="Arial"/>
    </style:style>
    <style:style style:name="T14" style:parent-style-name="Fonteparág.padrão" style:family="text">
      <style:text-properties style:font-name-complex="Arial" fo:font-weight="bold" style:font-weight-asian="bold" style:font-weight-complex="bold"/>
    </style:style>
    <style:style style:name="T15" style:parent-style-name="StrongEmphasis" style:family="text">
      <style:text-properties style:font-name-complex="Arial"/>
    </style:style>
    <style:style style:name="T16" style:parent-style-name="StrongEmphasis" style:family="text">
      <style:text-properties style:font-name-complex="Arial"/>
    </style:style>
    <style:style style:name="T17" style:parent-style-name="Fonteparág.padrão" style:family="text">
      <style:text-properties style:font-name-complex="Arial"/>
    </style:style>
    <style:style style:name="T18" style:parent-style-name="Fonteparág.padrão" style:family="text">
      <style:text-properties style:font-name-complex="Arial"/>
    </style:style>
    <style:style style:name="T19" style:parent-style-name="Fonteparág.padrão" style:family="text">
      <style:text-properties style:font-name-complex="Arial"/>
    </style:style>
    <style:style style:name="P20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  <style:text-properties style:font-name-complex="Arial"/>
    </style:style>
    <style:style style:name="P21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22" style:parent-style-name="Fonteparág.padrão" style:family="text">
      <style:text-properties style:font-name-complex="Arial"/>
    </style:style>
    <style:style style:name="T23" style:parent-style-name="Fonteparág.padrão" style:family="text">
      <style:text-properties style:font-name-complex="Arial"/>
    </style:style>
    <style:style style:name="T24" style:parent-style-name="Fonteparág.padrão" style:family="text">
      <style:text-properties style:font-name-complex="Arial"/>
    </style:style>
    <style:style style:name="T25" style:parent-style-name="Fonteparág.padrão" style:family="text">
      <style:text-properties style:font-name-complex="Arial"/>
    </style:style>
    <style:style style:name="T26" style:parent-style-name="Fonteparág.padrão" style:family="text">
      <style:text-properties style:font-name-complex="Arial"/>
    </style:style>
    <style:style style:name="T27" style:parent-style-name="Fonteparág.padrão" style:family="text">
      <style:text-properties style:font-name-complex="Arial" fo:color="#000000"/>
    </style:style>
    <style:style style:name="T28" style:parent-style-name="Fonteparág.padrão" style:family="text">
      <style:text-properties style:font-name-complex="Arial" fo:color="#000000"/>
    </style:style>
    <style:style style:name="T29" style:parent-style-name="Fonteparág.padrão" style:family="text">
      <style:text-properties style:font-name-complex="Arial"/>
    </style:style>
    <style:style style:name="T30" style:parent-style-name="Fonteparág.padrão" style:family="text">
      <style:text-properties style:font-name-complex="Arial" fo:color="#000000"/>
    </style:style>
    <style:style style:name="T31" style:parent-style-name="Fonteparág.padrão" style:family="text">
      <style:text-properties style:font-name-complex="Arial"/>
    </style:style>
    <style:style style:name="T32" style:parent-style-name="Fonteparág.padrão" style:family="text">
      <style:text-properties style:font-name-complex="Arial"/>
    </style:style>
    <style:style style:name="T33" style:parent-style-name="Fonteparág.padrão" style:family="text">
      <style:text-properties style:font-name-complex="Arial"/>
    </style:style>
    <style:style style:name="P34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</style:style>
    <style:style style:name="P35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</style:style>
    <style:style style:name="T36" style:parent-style-name="Fonteparág.padrão" style:family="text">
      <style:text-properties fo:background-color="#CCCCCC"/>
    </style:style>
    <style:style style:name="P37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</style:style>
    <style:style style:name="P38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</style:style>
    <style:style style:name="T39" style:parent-style-name="Fonteparág.padrão" style:family="text">
      <style:text-properties fo:background-color="#CCCCCC"/>
    </style:style>
    <style:style style:name="T40" style:parent-style-name="Fonteparág.padrão" style:family="text">
      <style:text-properties fo:background-color="#CCCCCC"/>
    </style:style>
    <style:style style:name="P41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  <style:text-properties fo:background-color="#CCCCCC"/>
    </style:style>
    <style:style style:name="P42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</style:style>
  </office:automatic-styles>
  <office:body>
    <office:text text:use-soft-page-breaks="true">
      <text:p text:style-name="P1"><text:toc-mark text:string-value=" " text:outline-level="1"/></text:p>
      <text:p text:style-name="P2"><text:span text:style-name="T3">1</text:span><text:toc-mark text:string-value=" " text:outline-level="1"/></text:p>
      <text:p text:style-name="P4"><text:toc-mark text:string-value="1Introdução " text:outline-level="1"/><text:span text:style-name="T5">1 Introdução<text:s/></text:span></text:p>
      <text:p text:style-name="P6"/>
      <text:p text:style-name="P7"><text:span text:style-name="T8"><text:tab/>Este trabalho apresenta os resultado do projeto de pesquisa<text:s/></text:span><text:span text:style-name="T9">Negociação de Requisitos: uma análise da viabilidade de integração entre técnicas que estimulam a participação do cliente</text:span><text:span text:style-name="T10">,</text:span><text:span text:style-name="T11"><text:s/>que tinha<text:s/></text:span><text:span text:style-name="T12">como objetivo fazer uma levantamento e estudo sobre <text:s/>métodos, técnicas ou estratégias que facilitassem a negociação de requisitos de software e verificar sobre a possibilidade de formulação de um abordagem metodológica de negociação que pudesse ser desenvo</text:span><text:span text:style-name="T13">lvida e aprimorada para que pudesse ser <text:s/>adaptada utilizada pelas empresas de Teresina-PI. O nome do projeto sofreu uma pequena alteração para que pudesse refletir o seu objetivo. O projeto passou a ter o título de<text:s/></text:span><text:span text:style-name="T14">N</text:span><text:span text:style-name="T15">egociação de requisitos de software : um</text:span><text:span text:style-name="T16">a analise da viabilidade de integração entre técnicas que estimulam a participação do cliente em negociações de requisitos de software.</text:span><text:span text:style-name="T17"><text:s/>Procuramos demonstrar a partir de argumentos, práticas e constatações de autores que estudam o assunto e assuntos correl</text:span><text:span text:style-name="T18">atos bem como as observações e constatações tiradas a partir da análise e de reflexões feitas durante o estudo com o fim de demonstrar a importância do tema Negociação de Requisitos. <text:s/>O projeto também tinha como objetivo específicos: procurar por compatibi</text:span><text:span text:style-name="T19">lidades e incompatibilidade entre as propostas selecionadas, procurar por pontos carentes de adaptações para torna-las compatíveis entre si, bem como identificar os pontos onde tais adaptações seriam mais fáceis e mas trabalhosas.</text:span></text:p>
      <text:p text:style-name="P20"/>
      <text:p text:style-name="P21"><text:span text:style-name="T22"><text:tab/>Estudou-se trabalhos de</text:span><text:span text:style-name="T23"><text:s/>autores como Ramires (2004), Camacho (2005), Cysneiros (2001), Couto e Martins (2008), Xavier (2009), <text:s/>com <text:s/>a intenção de conseguir uma base <text:s text:c="2"/>de cunho especifico e prático para a argumentação a ser usada na monografia e também para delimitação do tema. O</text:span><text:span text:style-name="T24">s trabalhos de Carvalho(2001), Kantorski e Kroth (2004), Laurindo e Moraes (2004), Gusmão (2008), Germoglio (2008), foram analisados com o fim de se extrair <text:s/>relações com os trabalhos dos autores anteriormente citados e <text:s/>enriquecer a pesquisa bem como: <text:s/>ve</text:span><text:span text:style-name="T25">rificar tendências, contextualização de situações, relações entre as abordagens, em fim, verificar pontos ou aspéctos interessantes e em comum. Estudou-se<text:s/></text:span><text:soft-page-break/><text:span text:style-name="T26">também trabalhos mais <text:s/>gerais como Carvalhal (2006), Leite (1994), Lopes (2002),<text:s/></text:span><text:span text:style-name="T27">Pressman (2001), (PM</text:span><text:span text:style-name="T28">BOK, 2004), Lee, Cha e Kwon (1998)</text:span><text:span text:style-name="T29">, Swebok (2004),<text:s/></text:span><text:span text:style-name="T30">Sommerville (1997)</text:span><text:span text:style-name="T31">, entre outros, pelos motivos anteriormente citados e, também, para reforçar as argumentações e alinhar as idéias específicas com idéias gerais, amplamente aceitas e já legitimadas no mei</text:span><text:span text:style-name="T32">o da engenharia de software. Outras obras além das acima citadas (elas representam a base central deste trabalho) também foram consultadas e encontram-se nas referências e no decorrer do texto.<text:s/></text:span><text:span text:style-name="T33"><office:annotation><dc:date>2011-01-09T00:00:00</dc:date><text:p text:style-name="Normal">Verificar se todas as citações e referencias estão de acordo com a abnt</text:p><text:p text:style-name="Normal">---- 09/01/2011, 11:28 ----</text:p><text:p text:style-name="Normal"/></office:annotation></text:span><text:tab/></text:p>
      <text:p text:style-name="P34"><text:tab/>O capítulo 2 deste trabalho apresenta alguns conceitos básicos de Engenharia de Requisitos necessários ao entendimento deste trabalho.</text:p>
      <text:p text:style-name="P35"><text:tab/>O capítulo 3 discorre sobre Negociação de uma forma geral e básica para que<text:s/>se<text:span text:style-name="T36"><text:s/></text:span>possa <text:s/>realizar associações às necessidades do processo de desenvolvimento de software.</text:p>
      <text:p text:style-name="P37"><text:tab/>O capítulo 4, chamado de Verificação de Viabilidade apresenta o resultado da verificação das análises de compatibilidades entre as propostas estudadas; os pontos sugeridos para adaptações; as facilidades e possíveis dificuldades para realizar as adaptações.<text:s/></text:p>
      <text:p text:style-name="P38"><text:tab/>O capítulo 5 apresenta as conclusões tiradas durante a pesquisa e também as<text:span text:style-name="T39"><text:s/></text:span>idéias de trabalhos futuros que podem ser realizados a partir deste trabalho.<text:span text:style-name="T40"><text:s/></text:span></text:p>
      <text:p text:style-name="P41"/>
      <text:p text:style-name="P42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DejaVu San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odecomentário" style:display-name="Texto de comentário" style:family="paragraph" style:parent-style-name="Normal"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8in" fo:margin-left="1.2111in" fo:margin-bottom="0.7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lorena</meta:initial-creator>
    <dc:creator>lorena</dc:creator>
    <meta:creation-date>2011-02-17T19:14:00Z</meta:creation-date>
    <dc:date>2011-03-22T12:26:00Z</dc:date>
    <meta:template xlink:href="Normal" xlink:type="simple"/>
    <meta:editing-cycles>10</meta:editing-cycles>
    <meta:editing-duration>PT3840S</meta:editing-duration>
    <meta:user-defined meta:name="Info 1"/>
    <meta:user-defined meta:name="Info 2"/>
    <meta:user-defined meta:name="Info 3"/>
    <meta:user-defined meta:name="Info 4"/>
    <meta:document-statistic meta:page-count="2" meta:paragraph-count="6" meta:word-count="544" meta:character-count="3480" meta:row-count="24" meta:non-whitespace-character-count="2942"/>
  </office:meta>
</office:document-meta>
</file>